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5a3e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ontesta a las siguientes preguntas relacionadas con las bases de datos orientadas a objetos.</text:span></text:p>
      <text:p text:style-name="P1"/>
      <text:p text:style-name="Standard"/>
      <text:p text:style-name="Standard"><text:span text:style-name="T1">Decimos que en JPA una instancia tiene el estado de gestionada si:</text:span></text:p>
      <text:p text:style-name="Standard">a. El motor de persistencia mantiene una referencia interna a la instancia de entidad justo después de haberla desacoplado o desligado.<text:span text:style-name="T2">z</text:span></text:p>
      <text:p text:style-name="Standard">c. Es una instancia de entidad recién creada.</text:p>
      <text:p text:style-name="Standard">d. El motor de persistencia no mantiene una referencia interna a la instancia de entidad después de hacer el commit.</text:p>
      <text:p text:style-name="Standard">d. <text:span text:style-name="T4">El motor de persistencia mantiene una referencia interna a la instancia de entidad y cualquier cambio en la misma será sincronizado con el almacén de datos en el siguiente commit.</text:span></text:p>
      <text:p text:style-name="Standard"/>
      <text:p text:style-name="Standard"/>
      <text:p text:style-name="Standard"/>
      <text:p text:style-name="Standard"><text:span text:style-name="T1">En JPA podemos almacenar una instancia de entidad recién creada en el almacén de datos con el método:</text:span></text:p>
      <text:p text:style-name="Standard">a. insert</text:p>
      <text:p text:style-name="Standard">b. <text:span text:style-name="T4">persist</text:span></text:p>
      <text:p text:style-name="Standard">c. store</text:p>
      <text:p text:style-name="Standard">d. save</text:p>
      <text:p text:style-name="Standard"/>
      <text:p text:style-name="P1"/>
      <text:p text:style-name="Standard"><text:span text:style-name="T1">Con JPA podemos saber si una instancia de entidad tiene el estado de gestionada con el método...</text:span></text:p>
      <text:p text:style-name="Standard">a. contained</text:p>
      <text:p text:style-name="Standard">b. detached</text:p>
      <text:p text:style-name="Standard">c. <text:span text:style-name="T4">contains</text:span></text:p>
      <text:p text:style-name="Standard">d. isManaged</text:p>
      <text:p text:style-name="Standard"/>
      <text:p text:style-name="Standard"/>
      <text:p text:style-name="P1">En JPA una instancia tiene el estado de eliminada...</text:p>
      <text:p text:style-name="Standard">a. después de ejecutar el método delete del EntityManager.</text:p>
      <text:p text:style-name="Standard">b. después de ejecutar el método detach del EntityManager..</text:p>
      <text:p text:style-name="Standard">c. después de ejecutar el método clean del EntityManager..</text:p>
      <text:p text:style-name="P2">d. después de ejecutar el método remove del EntityManager</text:p>
      <text:p text:style-name="Standard"/>
      <text:p text:style-name="Standard"/>
      <text:p text:style-name="Standard">La impedancia o desfase objeto-relacional es el conjunto de dificultades técnicas que surgen cuando una base de datos relacional se emplea con un programa escrito en POO.</text:p>
      <text:p text:style-name="P2">Verdadero</text:p>
      <text:p text:style-name="Standard">Fal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Nimbus Roman" fo:font-size="12pt" fo:language="es" fo:country="E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testa a las siguientes preguntas</dc:title>
    <dc:subject/>
    <meta:keyword/>
    <dc:description/>
    <meta:initial-creator>José Javier Bermúdez Hernández</meta:initial-creator>
    <meta:creation-date>2021-10-20T10:15:00</meta:creation-date>
    <dc:date>2022-05-18T22:13:07.961602907</dc:date>
    <meta:editing-cycles>10</meta:editing-cycles>
    <meta:editing-duration>PT12M45S</meta:editing-duration>
    <meta:document-statistic meta:table-count="0" meta:image-count="0" meta:object-count="0" meta:page-count="1" meta:paragraph-count="24" meta:word-count="231" meta:character-count="1383" meta:non-whitespace-character-count="1176"/>
    <meta:generator>LibreOffice/7.3.3.2$Linux_X86_64 LibreOffice_project/30$Build-2</meta:generator>
  </office:meta>
</office:document-meta>
</file>